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4155d" officeooo:paragraph-rsid="0014155d"/>
    </style:style>
    <style:style style:name="P2" style:family="paragraph" style:parent-style-name="Standard">
      <style:text-properties officeooo:rsid="0014155d" officeooo:paragraph-rsid="001791f9"/>
    </style:style>
    <style:style style:name="T1" style:family="text">
      <style:text-properties officeooo:rsid="00147363"/>
    </style:style>
    <style:style style:name="T2" style:family="text">
      <style:text-properties officeooo:rsid="0015fd73"/>
    </style:style>
    <style:style style:name="T3" style:family="text">
      <style:text-properties officeooo:rsid="001791f9"/>
    </style:style>
    <style:style style:name="T4" style:family="text">
      <style:text-properties officeooo:rsid="00192c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 PRISMA INIT – O QUE CADA LIB FAZ</text:p>
      <text:p text:style-name="P1"/>
      <text:p text:style-name="P1">- express: Server que usamos para fazer o endpoint, api, e tudo o que é necessário</text:p>
      <text:p text:style-name="P1"/>
      <text:p text:style-name="P2">- express-async-errors: É para usar quando se tem algum tratamento de errros com o</text:p>
      <text:p text:style-name="P2"><text:span text:style-name="T3">throw new Error(“msg”) </text:span>para deixar o erro mais amigavel</text:p>
      <text:p text:style-name="P1"/>
      <text:p text:style-name="P1">- ts-node-dev: É o watch do server online em localhost para typescript, ou seja, quando salvar o arquivo o servidor localhost atualiza e continua online</text:p>
      <text:p text:style-name="P1"/>
      <text:p text:style-name="P1">- <text:span text:style-name="T1">prisma: É o ORM que gerencia as tabelas, criação, edição, junção querys e etc…</text:span></text:p>
      <text:p text:style-name="P1"/>
      <text:p text:style-name="P1">- <text:span text:style-name="T2">eslinti e prettier: Formatação e padrão de codigo</text:span></text:p>
      <text:p text:style-name="P1"/>
      <text:p text:style-name="P1">- <text:span text:style-name="T4">cors: Para ter acesso para outros usuários, ou limitar acess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20T22:11:44.754744807</meta:creation-date>
    <dc:date>2023-07-20T22:45:20.191664705</dc:date>
    <meta:editing-duration>PT33M34S</meta:editing-duration>
    <meta:editing-cycles>5</meta:editing-cycles>
    <meta:generator>LibreOffice/7.3.7.2$MacOSX_AARCH64 LibreOffice_project/e114eadc50a9ff8d8c8a0567d6da8f454beeb84f</meta:generator>
    <meta:document-statistic meta:table-count="0" meta:image-count="0" meta:object-count="0" meta:page-count="1" meta:paragraph-count="8" meta:word-count="107" meta:character-count="602" meta:non-whitespace-character-count="502"/>
  </office:meta>
</office:document-meta>
</file>